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 draw:shadow="hidden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wrap-option="wrap" draw:shadow="hidden"/>
    </style:style>
    <style:style style:name="gr3" style:family="graphic" style:parent-style-name="standard">
      <style:graphic-properties draw:marker-end="Arrow" draw:textarea-vertical-align="middle" draw:shadow="hidden"/>
    </style:style>
    <style:style style:name="gr4" style:family="graphic" style:parent-style-name="standard">
      <style:graphic-properties draw:marker-start="" draw:marker-end="Arrow" draw:textarea-vertical-align="middle" draw:shadow="hidden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 fo:wrap-option="wrap" draw:shadow="hidden"/>
    </style:style>
    <style:style style:name="gr6" style:family="graphic" style:parent-style-name="standard">
      <style:graphic-properties draw:stroke="none" svg:stroke-color="#000000" draw:fill="none" draw:fill-color="#ffffff" fo:min-height="0.9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8" style:family="graphic" style:parent-style-name="standard">
      <style:graphic-properties draw:fill-color="#c0c0c0" draw:opacity="10%" draw:textarea-horizontal-align="justify" draw:textarea-vertical-align="middle" draw:auto-grow-height="false" draw:shadow="hidden" draw:shadow-opacity="10%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 draw:shadow="hidden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8pt" style:font-size-complex="18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xml:id="id1" draw:id="id1" draw:layer="layout" svg:width="2.7cm" svg:height="1.2cm" svg:x="3.101cm" svg:y="5.5cm">
          <text:p text:style-name="P1"><text:span text:style-name="T1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7cm" svg:height="1.2cm" svg:x="3.101cm" svg:y="7.8cm">
          <text:p text:style-name="P3">Ok, shipped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7cm" svg:height="1.2cm" svg:x="3.101cm" svg:y="10.3cm">
          <text:p text:style-name="P1"><text:span text:style-name="T1">Received from lender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7cm" svg:height="1.2cm" svg:x="3.101cm" svg:y="15.199cm">
          <text:p text:style-name="P1"><text:span text:style-name="T1">Returned to lender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7cm" svg:height="1.2cm" svg:x="3.101cm" svg:y="17.999cm">
          <text:p text:style-name="P3">Got it. Checked in.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cm" svg:height="1.2cm" svg:x="6.601cm" svg:y="7.8cm">
          <text:p text:style-name="P3">Sorry, can't fill.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7cm" svg:height="1.2cm" svg:x="6.601cm" svg:y="10.3cm">
          <text:p text:style-name="P1"><text:span text:style-name="T1">Try next lender...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8" draw:id="id8" draw:layer="layout" svg:width="2.7cm" svg:height="1.2cm" svg:x="9.401cm" svg:y="15.2cm">
          <text:p text:style-name="P4"><text:span text:style-name="T2">Can I get a renewal for my patron?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7cm" svg:height="1.2cm" svg:x="12.401cm" svg:y="18.1cm">
          <text:p text:style-name="P3">Renewal ok.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7cm" svg:height="1.2cm" svg:x="9.401cm" svg:y="18.1cm">
          <text:p text:style-name="P3">Sorry, can't renew.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451cm" svg:y1="6.7cm" svg:x2="4.451cm" svg:y2="7.8cm" draw:start-shape="id1" draw:start-glue-point="2" draw:end-shape="id2" draw:end-glue-point="0" svg:d="m4451 6700v1100">
          <text:p/>
        </draw:connector>
        <draw:connector draw:style-name="gr3" draw:text-style-name="P5" draw:layer="layout" svg:x1="4.451cm" svg:y1="6.7cm" svg:x2="7.951cm" svg:y2="7.8cm" draw:start-shape="id1" draw:start-glue-point="2" draw:end-shape="id3" draw:end-glue-point="0" svg:d="m4451 6700v550h3500v550">
          <text:p/>
        </draw:connector>
        <draw:connector draw:style-name="gr3" draw:text-style-name="P5" draw:layer="layout" svg:x1="4.451cm" svg:y1="9cm" svg:x2="4.451cm" svg:y2="10.3cm" draw:start-shape="id2" draw:start-glue-point="2" draw:end-shape="id4" draw:end-glue-point="0" svg:d="m4451 9000v1300">
          <text:p/>
        </draw:connector>
        <draw:connector draw:style-name="gr3" draw:text-style-name="P5" draw:layer="layout" svg:x1="7.951cm" svg:y1="9cm" svg:x2="7.951cm" svg:y2="10.3cm" draw:start-shape="id3" draw:start-glue-point="2" draw:end-shape="id5" draw:end-glue-point="0" svg:d="m7951 9000v1300">
          <text:p/>
        </draw:connector>
        <draw:custom-shape draw:style-name="gr1" draw:text-style-name="P2" xml:id="id6" draw:id="id6" draw:layer="layout" svg:width="2.7cm" svg:height="1.2cm" svg:x="3.101cm" svg:y="3.1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451cm" svg:y1="4.3cm" svg:x2="4.451cm" svg:y2="5.5cm" draw:start-shape="id6" draw:start-glue-point="2" draw:end-shape="id1" draw:end-glue-point="0" svg:d="m4451 4300v1200">
          <text:p/>
        </draw:connector>
        <draw:connector draw:style-name="gr4" draw:text-style-name="P5" draw:layer="layout" draw:line-skew="0.799cm" svg:x1="9.301cm" svg:y1="10.9cm" svg:x2="5.801cm" svg:y2="6.1cm" draw:start-shape="id5" draw:start-glue-point="1" draw:end-shape="id1" draw:end-glue-point="1" svg:d="m9301 10900h1300v-4800h-4800">
          <text:p/>
        </draw:connector>
        <draw:connector draw:style-name="gr3" draw:text-style-name="P5" draw:layer="layout" svg:x1="4.451cm" svg:y1="11.5cm" svg:x2="4.451cm" svg:y2="12.7cm" draw:start-shape="id4" draw:start-glue-point="2" draw:end-shape="id7" draw:end-glue-point="0" svg:d="m4451 11500v1200">
          <text:p/>
        </draw:connector>
        <draw:connector draw:style-name="gr3" draw:text-style-name="P5" draw:layer="layout" svg:x1="5.801cm" svg:y1="13.3cm" svg:x2="10.751cm" svg:y2="15.2cm" draw:start-shape="id7" draw:start-glue-point="1" draw:end-shape="id8" draw:end-glue-point="0" svg:d="m5801 13300h4950v1900">
          <text:p/>
        </draw:connector>
        <draw:connector draw:style-name="gr3" draw:text-style-name="P5" draw:layer="layout" svg:x1="4.451cm" svg:y1="16.399cm" svg:x2="4.451cm" svg:y2="17.999cm" draw:start-shape="id9" draw:start-glue-point="2" draw:end-shape="id10" draw:end-glue-point="0" svg:d="m4451 16399v1600">
          <text:p/>
        </draw:connector>
        <draw:connector draw:style-name="gr3" draw:text-style-name="P5" draw:layer="layout" svg:x1="10.751cm" svg:y1="16.4cm" svg:x2="13.751cm" svg:y2="18.1cm" draw:start-shape="id8" draw:start-glue-point="2" draw:end-shape="id11" draw:end-glue-point="0" svg:d="m10751 16400v850h3000v850">
          <text:p/>
        </draw:connector>
        <draw:connector draw:style-name="gr3" draw:text-style-name="P5" draw:layer="layout" svg:x1="10.751cm" svg:y1="16.4cm" svg:x2="10.751cm" svg:y2="18.1cm" draw:start-shape="id8" draw:start-glue-point="2" draw:end-shape="id12" draw:end-glue-point="0" svg:d="m10751 16400v1700">
          <text:p/>
        </draw:connector>
        <draw:connector draw:style-name="gr3" draw:text-style-name="P5" draw:layer="layout" draw:line-skew="0.499cm -0.3cm" svg:x1="13.751cm" svg:y1="19.3cm" svg:x2="3.101cm" svg:y2="13.3cm" draw:start-shape="id11" draw:start-glue-point="2" draw:end-shape="id7" draw:end-glue-point="3" svg:d="m13751 19300v1000h-11451v-7000h801">
          <text:p/>
        </draw:connector>
        <draw:connector draw:style-name="gr3" draw:text-style-name="P5" draw:layer="layout" draw:line-skew="0cm 0.1cm" svg:x1="10.751cm" svg:y1="19.3cm" svg:x2="5.801cm" svg:y2="15.799cm" draw:start-shape="id12" draw:start-glue-point="2" draw:end-shape="id9" draw:end-glue-point="1" svg:d="m10751 19300v501h-3050v-4002h-1900">
          <text:p/>
        </draw:connector>
        <draw:custom-shape draw:style-name="gr5" draw:text-style-name="P3" xml:id="id7" draw:id="id7" draw:layer="layout" svg:width="2.7cm" svg:height="1.2cm" svg:x="3.101cm" svg:y="12.7cm">
          <text:p text:style-name="P3">Patron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451cm" svg:y1="13.9cm" svg:x2="4.451cm" svg:y2="15.199cm" draw:start-shape="id7" draw:start-glue-point="2" draw:end-shape="id9" draw:end-glue-point="0" svg:d="m4451 13900v1299">
          <text:p/>
        </draw:connector>
        <draw:custom-shape draw:style-name="gr1" draw:text-style-name="P2" draw:layer="layout" svg:width="2.3cm" svg:height="1.2cm" svg:x="14.3cm" svg:y="3.5cm">
          <text:p text:style-name="P1"><text:span text:style-name="T1">Borrowing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cm" svg:height="1.2cm" svg:x="14.3cm" svg:y="5.1cm">
          <text:p text:style-name="P3">Lending librar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.2cm" svg:x="17.1cm" svg:y="3.5cm">
          <text:p text:style-name="P3">Patron</text:p>
          <draw:enhanced-geometry svg:viewBox="0 0 21600 21600" draw:type="rectangle" draw:enhanced-path="M 0 0 L 21600 0 21600 21600 0 21600 0 0 Z N"/>
        </draw:custom-shape>
        <draw:frame draw:style-name="gr6" draw:layer="layout" svg:width="9cm" svg:height="1.15cm" svg:x="2.1cm" svg:y="1.65cm">
          <draw:text-box>
            <text:p>Typical Interlibrary Loan path</text:p>
          </draw:text-box>
        </draw:frame>
        <draw:frame draw:style-name="gr7" draw:layer="layout" svg:width="1.137cm" svg:height="0.662cm" svg:x="13.863cm" svg:y="2.8cm">
          <draw:text-box>
            <text:p><text:span text:style-name="T1">Key</text:span></text:p>
          </draw:text-box>
        </draw:frame>
        <draw:custom-shape draw:style-name="gr8" draw:text-style-name="P5" draw:layer="layout" svg:width="5.5cm" svg:height="3.2cm" svg:x="14.1cm" svg:y="3.3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7.3cm" svg:y1="5.5cm" svg:x2="19.1cm" svg:y2="5.5cm">
          <text:p/>
        </draw:line>
        <draw:frame draw:style-name="gr7" draw:text-style-name="P6" draw:layer="layout" svg:width="2.725cm" svg:height="0.607cm" svg:x="16.9cm" svg:y="5.693cm">
          <draw:text-box>
            <text:p text:style-name="P6"><text:span text:style-name="T2">Next step/stag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14:56:58</meta:creation-date>
    <dc:date>2012-04-12T15:54:08</dc:date>
    <meta:editing-duration>PT11M4S</meta:editing-duration>
    <meta:editing-cycles>1</meta:editing-cycles>
    <meta:document-statistic meta:object-count="34"/>
    <meta:generator>LibreOffice/3.4$Linux LibreOffice_project/340m1$Build-402</meta:generator>
  </office:meta>
</office:document-meta>
</file>